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E0000005E2A54A3FEC452547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solid"/>
      <style:paragraph-properties fo:text-align="center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967cm" svg:height="0.962cm" svg:x="11.1cm" svg:y="4.738cm">
          <draw:text-box>
            <text:p>Stardate-Protocol...</text:p>
          </draw:text-box>
        </draw:frame>
        <draw:frame draw:style-name="gr1" draw:text-style-name="P1" draw:layer="layout" svg:width="9.464cm" svg:height="0.986cm" svg:x="1.036cm" svg:y="1.114cm">
          <draw:text-box>
            <text:p>Today’s date - June 28<text:span text:style-name="T1">th</text:span> of 2021</text:p>
          </draw:text-box>
        </draw:frame>
        <draw:frame draw:style-name="gr1" draw:text-style-name="P1" draw:layer="layout" svg:width="8.329cm" svg:height="0.962cm" svg:x="1.071cm" svg:y="2.138cm">
          <draw:text-box>
            <text:p>Current time – 03:13:30 IST</text:p>
          </draw:text-box>
        </draw:frame>
        <draw:frame draw:style-name="gr1" draw:text-style-name="P1" draw:layer="layout" svg:width="6.132cm" svg:height="0.962cm" svg:x="10.568cm" svg:y="8.8cm">
          <draw:text-box>
            <text:p>12021.179.15:18:00</text:p>
          </draw:text-box>
        </draw:frame>
        <draw:connector draw:style-name="gr2" draw:text-style-name="P2" draw:layer="layout" draw:type="line" svg:x1="11.698cm" svg:y1="9.858cm" svg:x2="10.2cm" svg:y2="14.9cm" svg:d="M11698 9858l-1498 5042" svg:viewBox="0 0 1499 5043">
          <text:p/>
        </draw:connector>
        <draw:frame draw:style-name="gr3" draw:text-style-name="P1" draw:layer="layout" svg:width="3.807cm" svg:height="0.962cm" svg:x="8cm" svg:y="15.138cm">
          <draw:text-box>
            <text:p>Human Era</text:p>
          </draw:text-box>
        </draw:frame>
        <draw:connector draw:style-name="gr2" draw:text-style-name="P2" draw:layer="layout" draw:type="line" svg:x1="13.4cm" svg:y1="9.682cm" svg:x2="14.848cm" svg:y2="14.7cm" svg:d="M13400 9682l1448 5018" svg:viewBox="0 0 1449 5019">
          <text:p/>
        </draw:connector>
        <draw:frame draw:style-name="gr1" draw:text-style-name="P1" draw:layer="layout" svg:width="4.837cm" svg:height="0.962cm" svg:x="12.6cm" svg:y="15.1cm">
          <draw:text-box>
            <text:p>Day of the Year</text:p>
          </draw:text-box>
        </draw:frame>
        <draw:connector draw:style-name="gr2" draw:text-style-name="P2" draw:layer="layout" draw:type="line" svg:x1="15.274cm" svg:y1="9.807cm" svg:x2="20.266cm" svg:y2="14.65cm" svg:d="M15274 9807l4992 4843" svg:viewBox="0 0 4993 4844">
          <text:p/>
        </draw:connector>
        <draw:frame draw:style-name="gr1" draw:text-style-name="P1" draw:layer="layout" svg:width="6.001cm" svg:height="0.962cm" svg:x="18.699cm" svg:y="15.038cm">
          <draw:text-box>
            <text:p>24 hour time format</text:p>
          </draw:text-box>
        </draw:frame>
        <draw:connector draw:style-name="gr2" draw:text-style-name="P2" draw:layer="layout" draw:type="line" svg:x1="13.803cm" svg:y1="8.113cm" svg:x2="13.828cm" svg:y2="5.916cm" svg:d="M13803 8113l25-2197" svg:viewBox="0 0 26 2198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e_20_2" draw:display-name="Bitmape 2" xlink:href="Pictures/100000000000005E0000005E2A54A3FEC452547F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8T15:04:37.634788869</meta:creation-date>
    <dc:date>2021-06-28T15:37:43.049213883</dc:date>
    <meta:editing-duration>PT2M24S</meta:editing-duration>
    <meta:editing-cycles>1</meta:editing-cycles>
    <meta:document-statistic meta:object-count="11"/>
    <meta:generator>LibreOffice/6.4.7.2$Linux_X86_64 LibreOffice_project/40$Build-2</meta:generator>
  </office:meta>
</office:document-meta>
</file>